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ircularDependencyError.listDeps( List dependencyLi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ircularDependencyError.CircularDependencyError( String className , List dependency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